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0cda9" officeooo:paragraph-rsid="0010cda9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187b4a" officeooo:paragraph-rsid="00187b4a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paragraph-rsid="00187b4a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16477" officeooo:paragraph-rsid="00116477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2868c" officeooo:paragraph-rsid="001feb5a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2868c" officeooo:paragraph-rsid="002723d0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1eefd1" officeooo:paragraph-rsid="00283939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2c7e8a" officeooo:paragraph-rsid="002c7e8a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2c7e8a" officeooo:paragraph-rsid="002d448c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2e2d09" officeooo:paragraph-rsid="003e09a9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2e2d09" officeooo:paragraph-rsid="00a838d1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2e2d09" officeooo:paragraph-rsid="00a859bf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326e08" officeooo:paragraph-rsid="00326e08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326e08" officeooo:paragraph-rsid="003f3098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326e08" officeooo:paragraph-rsid="00936d0c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545ecb" officeooo:paragraph-rsid="00545ecb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5626de" officeooo:paragraph-rsid="005626de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775b3e" officeooo:paragraph-rsid="00936d0c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paragraph-rsid="00936d0c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2f9648" officeooo:paragraph-rsid="00a838d1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2f9648" officeooo:paragraph-rsid="00a859bf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style:text-underline-style="none" officeooo:rsid="0056b5f4" officeooo:paragraph-rsid="0056b5f4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style:text-underline-style="none" officeooo:rsid="0056b5f4" officeooo:paragraph-rsid="00572d72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style:text-underline-style="none" officeooo:rsid="005f222d" officeooo:paragraph-rsid="005f222d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style:text-underline-style="none" officeooo:rsid="005f222d" officeooo:paragraph-rsid="005ff8de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style:text-underline-style="none" officeooo:rsid="005f222d" officeooo:paragraph-rsid="0061caec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fo:font-weight="normal" officeooo:rsid="004bbe41" officeooo:paragraph-rsid="004bbe41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>
      <style:text-properties fo:language="zxx" fo:country="none" fo:font-weight="normal" officeooo:rsid="004bbe41" officeooo:paragraph-rsid="004c5428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Standard">
      <style:text-properties fo:language="zxx" fo:country="none" fo:font-weight="normal" officeooo:rsid="004bbe41" officeooo:paragraph-rsid="004fc65b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Standard">
      <style:text-properties fo:language="zxx" fo:country="none" fo:font-weight="normal" officeooo:rsid="004bbe41" officeooo:paragraph-rsid="00504704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Standard">
      <style:text-properties fo:language="zxx" fo:country="none" fo:font-weight="normal" officeooo:rsid="0010cda9" officeooo:paragraph-rsid="0010cda9" style:language-asian="zxx" style:country-asian="none" style:font-weight-asian="normal" style:language-complex="zxx" style:country-complex="none" style:font-weight-complex="normal"/>
    </style:style>
    <style:style style:name="P32" style:family="paragraph" style:parent-style-name="Standard">
      <style:text-properties fo:language="zxx" fo:country="none" fo:font-weight="normal" officeooo:rsid="0010cda9" officeooo:paragraph-rsid="00bf389a" style:language-asian="zxx" style:country-asian="none" style:font-weight-asian="normal" style:language-complex="zxx" style:country-complex="none" style:font-weight-complex="normal"/>
    </style:style>
    <style:style style:name="P33" style:family="paragraph" style:parent-style-name="Standard">
      <style:text-properties fo:language="zxx" fo:country="none" fo:font-weight="normal" officeooo:rsid="0010cda9" officeooo:paragraph-rsid="00bf8bac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Standard">
      <style:text-properties fo:language="zxx" fo:country="none" style:text-underline-style="solid" style:text-underline-width="auto" style:text-underline-color="font-color" officeooo:rsid="00545ecb" officeooo:paragraph-rsid="00545ecb" style:language-asian="zxx" style:country-asian="none" style:language-complex="zxx" style:country-complex="none"/>
    </style:style>
    <style:style style:name="P35" style:family="paragraph" style:parent-style-name="Standard">
      <style:text-properties fo:language="zxx" fo:country="none" style:text-underline-style="solid" style:text-underline-width="auto" style:text-underline-color="font-color" officeooo:rsid="005626de" officeooo:paragraph-rsid="005626de" style:language-asian="zxx" style:country-asian="none" style:language-complex="zxx" style:country-complex="none"/>
    </style:style>
    <style:style style:name="P36" style:family="paragraph" style:parent-style-name="Standard">
      <style:text-properties fo:language="zxx" fo:country="none" fo:font-style="italic" fo:font-weight="normal" officeooo:rsid="00464066" officeooo:paragraph-rsid="00283939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7" style:family="paragraph" style:parent-style-name="Standard">
      <style:text-properties fo:language="zxx" fo:country="none" fo:font-style="italic" fo:font-weight="normal" officeooo:rsid="0052badf" officeooo:paragraph-rsid="00326e0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8" style:family="paragraph" style:parent-style-name="Standard">
      <style:text-properties fo:language="zxx" fo:country="none" fo:font-style="italic" fo:font-weight="normal" officeooo:rsid="00491af4" officeooo:paragraph-rsid="00326e0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9" style:family="paragraph" style:parent-style-name="Standard">
      <style:text-properties fo:language="zxx" fo:country="none" fo:font-style="italic" style:text-underline-style="none" fo:font-weight="normal" officeooo:rsid="005626de" officeooo:paragraph-rsid="00545ecb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40" style:family="paragraph" style:parent-style-name="Standard">
      <style:text-properties fo:color="#21409a" fo:font-size="18pt" fo:language="zxx" fo:country="none" fo:font-weight="bold" officeooo:rsid="00b90c43" officeooo:paragraph-rsid="00b90c43" style:font-size-asian="15.75pt" style:language-asian="zxx" style:country-asian="none" style:font-weight-asian="bold" style:font-size-complex="18pt" style:language-complex="zxx" style:country-complex="none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5ecde"/>
    </style:style>
    <style:style style:name="T3" style:family="text">
      <style:text-properties style:text-underline-style="solid" style:text-underline-width="auto" style:text-underline-color="font-color" officeooo:rsid="001b2193"/>
    </style:style>
    <style:style style:name="T4" style:family="text">
      <style:text-properties style:text-underline-style="solid" style:text-underline-width="auto" style:text-underline-color="font-color" officeooo:rsid="00174fe9"/>
    </style:style>
    <style:style style:name="T5" style:family="text">
      <style:text-properties style:text-underline-style="solid" style:text-underline-width="auto" style:text-underline-color="font-color" officeooo:rsid="0036955a"/>
    </style:style>
    <style:style style:name="T6" style:family="text">
      <style:text-properties style:text-underline-style="solid" style:text-underline-width="auto" style:text-underline-color="font-color" officeooo:rsid="005ff8de"/>
    </style:style>
    <style:style style:name="T7" style:family="text">
      <style:text-properties style:text-underline-style="solid" style:text-underline-width="auto" style:text-underline-color="font-color" officeooo:rsid="008bc2da"/>
    </style:style>
    <style:style style:name="T8" style:family="text">
      <style:text-properties style:text-underline-style="solid" style:text-underline-width="auto" style:text-underline-color="font-color" officeooo:rsid="008f879d"/>
    </style:style>
    <style:style style:name="T9" style:family="text">
      <style:text-properties style:text-underline-style="solid" style:text-underline-width="auto" style:text-underline-color="font-color" officeooo:rsid="009f7b5e"/>
    </style:style>
    <style:style style:name="T10" style:family="text">
      <style:text-properties style:text-underline-style="solid" style:text-underline-width="auto" style:text-underline-color="font-color" officeooo:rsid="002c7e8a"/>
    </style:style>
    <style:style style:name="T11" style:family="text">
      <style:text-properties style:text-underline-style="solid" style:text-underline-width="auto" style:text-underline-color="font-color" officeooo:rsid="00b5b316"/>
    </style:style>
    <style:style style:name="T12" style:family="text">
      <style:text-properties style:text-underline-style="solid" style:text-underline-width="auto" style:text-underline-color="font-color" officeooo:rsid="00192546"/>
    </style:style>
    <style:style style:name="T13" style:family="text">
      <style:text-properties style:text-underline-style="solid" style:text-underline-width="auto" style:text-underline-color="font-color" officeooo:rsid="00d07892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5ecde"/>
    </style:style>
    <style:style style:name="T16" style:family="text">
      <style:text-properties style:text-underline-style="none" officeooo:rsid="00174fe9"/>
    </style:style>
    <style:style style:name="T17" style:family="text">
      <style:text-properties style:text-underline-style="none" officeooo:rsid="0018549e"/>
    </style:style>
    <style:style style:name="T18" style:family="text">
      <style:text-properties style:text-underline-style="none" officeooo:rsid="002d448c"/>
    </style:style>
    <style:style style:name="T19" style:family="text">
      <style:text-properties style:text-underline-style="none" officeooo:rsid="003537fd"/>
    </style:style>
    <style:style style:name="T20" style:family="text">
      <style:text-properties style:text-underline-style="none" officeooo:rsid="0045cb98"/>
    </style:style>
    <style:style style:name="T21" style:family="text">
      <style:text-properties style:text-underline-style="none" officeooo:rsid="00738db5"/>
    </style:style>
    <style:style style:name="T22" style:family="text">
      <style:text-properties style:text-underline-style="none" officeooo:rsid="0084754d"/>
    </style:style>
    <style:style style:name="T23" style:family="text">
      <style:text-properties style:text-underline-style="none" officeooo:rsid="0085fe14"/>
    </style:style>
    <style:style style:name="T24" style:family="text">
      <style:text-properties style:text-underline-style="none" officeooo:rsid="008f879d"/>
    </style:style>
    <style:style style:name="T25" style:family="text">
      <style:text-properties style:text-underline-style="none" officeooo:rsid="002c7e8a"/>
    </style:style>
    <style:style style:name="T26" style:family="text">
      <style:text-properties style:text-underline-style="none" officeooo:rsid="00b5b316"/>
    </style:style>
    <style:style style:name="T27" style:family="text">
      <style:text-properties style:text-underline-style="none" fo:font-weight="bold" style:font-weight-asian="bold" style:font-weight-complex="bold"/>
    </style:style>
    <style:style style:name="T28" style:family="text">
      <style:text-properties style:text-underline-style="none" officeooo:rsid="00d07892"/>
    </style:style>
    <style:style style:name="T29" style:family="text">
      <style:text-properties officeooo:rsid="0012868c"/>
    </style:style>
    <style:style style:name="T30" style:family="text">
      <style:text-properties officeooo:rsid="00187b4a"/>
    </style:style>
    <style:style style:name="T31" style:family="text">
      <style:text-properties officeooo:rsid="001993cf"/>
    </style:style>
    <style:style style:name="T32" style:family="text">
      <style:text-properties officeooo:rsid="001bebf9"/>
    </style:style>
    <style:style style:name="T33" style:family="text">
      <style:text-properties officeooo:rsid="001d2e8f"/>
    </style:style>
    <style:style style:name="T34" style:family="text">
      <style:text-properties officeooo:rsid="002d448c"/>
    </style:style>
    <style:style style:name="T35" style:family="text">
      <style:text-properties officeooo:rsid="002eeecb"/>
    </style:style>
    <style:style style:name="T36" style:family="text">
      <style:text-properties officeooo:rsid="002f0e97"/>
    </style:style>
    <style:style style:name="T37" style:family="text">
      <style:text-properties officeooo:rsid="004c5428"/>
    </style:style>
    <style:style style:name="T38" style:family="text">
      <style:text-properties officeooo:rsid="004ed291"/>
    </style:style>
    <style:style style:name="T39" style:family="text">
      <style:text-properties officeooo:rsid="00504704"/>
    </style:style>
    <style:style style:name="T40" style:family="text">
      <style:text-properties officeooo:rsid="00572d72"/>
    </style:style>
    <style:style style:name="T41" style:family="text">
      <style:text-properties officeooo:rsid="005ff8de"/>
    </style:style>
    <style:style style:name="T42" style:family="text">
      <style:text-properties officeooo:rsid="00617b96"/>
    </style:style>
    <style:style style:name="T43" style:family="text">
      <style:text-properties officeooo:rsid="00781158"/>
    </style:style>
    <style:style style:name="T44" style:family="text">
      <style:text-properties officeooo:rsid="007a6f06"/>
    </style:style>
    <style:style style:name="T45" style:family="text">
      <style:text-properties officeooo:rsid="00775b3e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1b2193" style:font-weight-asian="bold" style:font-weight-complex="bold"/>
    </style:style>
    <style:style style:name="T48" style:family="text">
      <style:text-properties fo:font-weight="bold" officeooo:rsid="00cde648" style:font-weight-asian="bold" style:font-weight-complex="bold"/>
    </style:style>
    <style:style style:name="T49" style:family="text">
      <style:text-properties fo:font-weight="bold" officeooo:rsid="00ceb1c3" style:font-weight-asian="bold" style:font-weight-complex="bold"/>
    </style:style>
    <style:style style:name="T50" style:family="text">
      <style:text-properties fo:font-style="italic" officeooo:rsid="0046d5cd" style:font-style-asian="italic" style:font-style-complex="italic"/>
    </style:style>
    <style:style style:name="T51" style:family="text">
      <style:text-properties fo:font-style="italic" officeooo:rsid="00bb93e5" style:font-style-asian="italic" style:font-style-complex="italic"/>
    </style:style>
    <style:style style:name="T52" style:family="text">
      <style:text-properties fo:font-style="italic" officeooo:rsid="00bd56c6" style:font-style-asian="italic" style:font-style-complex="italic"/>
    </style:style>
    <style:style style:name="T53" style:family="text">
      <style:text-properties fo:font-style="italic" officeooo:rsid="00bf11bf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Fitness center</text:p>
      <text:p text:style-name="P40"/>
      <text:p text:style-name="P31"><text:span text:style-name="T50">Customer </text:span><text:span text:style-name="T51">entity </text:span><text:span text:style-name="T50"><text:s text:c="2"/></text:span></text:p>
      <text:p text:style-name="P1"><text:span text:style-name="T46">Customer</text:span>(<text:span text:style-name="T1">id</text:span><text:span text:style-name="T14">, birthDate, name, </text:span><text:span text:style-name="T17">mobile</text:span>)</text:p>
      <text:p text:style-name="P2"><text:span text:style-name="T48">Cust</text:span><text:span text:style-name="T47">A</text:span><text:span text:style-name="T46">dress</text:span>(<text:span text:style-name="T1">customer, </text:span><text:span text:style-name="T12">number, street, city</text:span>)</text:p>
      <text:p text:style-name="P3"><text:span text:style-name="T30"><text:tab/>FK: (customer) </text:span>⊆ <text:span text:style-name="T31">Customer(id)</text:span></text:p>
      <text:p text:style-name="P1"/>
      <text:p text:style-name="P32"><text:span text:style-name="T50">Equipment </text:span><text:span text:style-name="T52">entity</text:span><text:span text:style-name="T50"> </text:span></text:p>
      <text:p text:style-name="P4"><text:span text:style-name="T46">Equipment</text:span>(<text:span text:style-name="T1">serialNumber</text:span><text:span text:style-name="T14">, name, status</text:span>)</text:p>
      <text:p text:style-name="P5"><text:span text:style-name="T46">using</text:span>(<text:span text:style-name="T2">e</text:span><text:span text:style-name="T4">quipment</text:span><text:span text:style-name="T16">, </text:span><text:span text:style-name="T3">c</text:span><text:span text:style-name="T2">ustomer, </text:span><text:span text:style-name="T15"><text:s/></text:span><text:span text:style-name="T21">length</text:span>)</text:p>
      <text:p text:style-name="P6"><text:span text:style-name="T33"><text:tab/>FK: (equipment) </text:span>⊆ <text:span text:style-name="T33">Equipment(serialNumber)</text:span></text:p>
      <text:p text:style-name="P19"><text:span text:style-name="T29"><text:tab/>FK: (customer) </text:span>⊆ <text:span text:style-name="T32">Customer(id)</text:span></text:p>
      <text:p text:style-name="P19"/>
      <text:p text:style-name="P33"><text:span text:style-name="T50">Supplement</text:span><text:span text:style-name="T53">s entity</text:span></text:p>
      <text:p text:style-name="P15"><text:span text:style-name="T46">Supplements</text:span>(<text:span text:style-name="T8">name</text:span><text:span text:style-name="T24">, calories, cost</text:span>)</text:p>
      <text:p text:style-name="P18"><text:span text:style-name="T46">canBuy</text:span>(<text:span text:style-name="T8">name,</text:span><text:span text:style-name="T1"> </text:span><text:span text:style-name="T9">customer</text:span><text:span text:style-name="T7">Id</text:span>)</text:p>
      <text:p text:style-name="P18"><text:tab/><text:span text:style-name="T43">FK: (customerId) ⊆ Customer(id)</text:span></text:p>
      <text:p text:style-name="P19"><text:span text:style-name="T45"><text:tab/>FK: (</text:span><text:span text:style-name="T24">name</text:span><text:span text:style-name="T44">) ⊆ Supplements(</text:span><text:span text:style-name="T24">name</text:span><text:span text:style-name="T44">)</text:span><text:tab/></text:p>
      <text:p text:style-name="P7"/>
      <text:p text:style-name="P36">Weak entity and ISA hierarchy</text:p>
      <text:p text:style-name="P8"><text:span text:style-name="T46">Membership</text:span>(<text:span text:style-name="T1">customer, endDate</text:span><text:span text:style-name="T14">, startDate, </text:span><text:span text:style-name="T20">cost</text:span>)</text:p>
      <text:p text:style-name="P9"><text:tab/><text:span text:style-name="T34">FK: (customer) ⊆ Customer(</text:span><text:span text:style-name="T18">id</text:span><text:span text:style-name="T34">)</text:span></text:p>
      <text:p text:style-name="P9"/>
      <text:p text:style-name="P11"><text:span text:style-name="T46">Standard</text:span><text:span text:style-name="T35">(</text:span><text:span text:style-name="T10">customer, endDate</text:span><text:span text:style-name="T19">, </text:span><text:span text:style-name="T22">standardCard</text:span><text:span text:style-name="T35">)<text:tab/></text:span></text:p>
      <text:p text:style-name="P12"><text:tab/><text:span text:style-name="T36">FK: (</text:span><text:span text:style-name="T25">customer, endDate</text:span><text:span text:style-name="T36">) ⊆ Membership(</text:span><text:span text:style-name="T25">customer, endDate</text:span><text:span text:style-name="T36">)</text:span></text:p>
      <text:p text:style-name="P10"><text:tab/></text:p>
      <text:p text:style-name="P20"><text:span text:style-name="T46">Platinum</text:span>(<text:span text:style-name="T10">customer, endDate</text:span><text:span text:style-name="T5">, </text:span><text:span text:style-name="T23">platinumCard</text:span><text:span text:style-name="T1">)</text:span></text:p>
      <text:p text:style-name="P21"><text:tab/>FK: (<text:span text:style-name="T25">customer, endDate</text:span>) <text:span text:style-name="T34">⊆ </text:span>Membership(<text:span text:style-name="T25">customer, endDate</text:span>)</text:p>
      <text:p text:style-name="P14"/>
      <text:p text:style-name="P37">Classes entity</text:p>
      <text:p text:style-name="P16"><text:span text:style-name="T46">Classes</text:span>(<text:span text:style-name="T1">name, length, </text:span><text:span text:style-name="T13">datum</text:span><text:span text:style-name="T1">,</text:span> classCode<text:span text:style-name="T11">,</text:span><text:span text:style-name="T26"> </text:span>cost)</text:p>
      <text:p text:style-name="P34"/>
      <text:p text:style-name="P39">Employee and recursive relationship</text:p>
      <text:p text:style-name="P17"><text:span text:style-name="T27">Employee</text:span><text:span text:style-name="T14">(</text:span><text:span text:style-name="T1">id,</text:span><text:span text:style-name="T14"> name, mobile, wage</text:span><text:span text:style-name="T1">)</text:span></text:p>
      <text:p text:style-name="P35"/>
      <text:p text:style-name="P22"><text:span text:style-name="T49">Empl</text:span><text:span text:style-name="T46">Adress</text:span>(<text:span text:style-name="T1">employee, number, street, city</text:span>)</text:p>
      <text:p text:style-name="P23"><text:tab/><text:span text:style-name="T40">FK:(employee) ⊆ Employee(id)</text:span></text:p>
      <text:p text:style-name="P23"/>
      <text:p text:style-name="P24"><text:span text:style-name="T46">Manager</text:span><text:span text:style-name="T41">(</text:span><text:span text:style-name="T6">employee, manager</text:span><text:span text:style-name="T41">)</text:span></text:p>
      <text:p text:style-name="P25"><text:tab/><text:span text:style-name="T41">FK: (employee) ⊆ Employee(id)</text:span></text:p>
      <text:p text:style-name="P26"><text:tab/><text:span text:style-name="T42">FK: (manager) ⊆ Employee(id)</text:span></text:p>
      <text:p text:style-name="P13"/>
      <text:p text:style-name="P38">Ternary relationship</text:p>
      <text:p text:style-name="P27"><text:span text:style-name="T46">Has</text:span>(<text:span text:style-name="T1">customer</text:span><text:span text:style-name="T14">, </text:span><text:span text:style-name="T1">name, length, </text:span><text:span text:style-name="T13">datum</text:span><text:span text:style-name="T14">,</text:span><text:span text:style-name="T1"> employee</text:span>)</text:p>
      <text:p text:style-name="P28"><text:tab/><text:span text:style-name="T37">FK: (customer) ⊆ Customer(id)</text:span></text:p>
      <text:p text:style-name="P29"><text:tab/><text:span text:style-name="T38">FK: (name, length, datum) ⊆ Classes(name, length, datum)</text:span></text:p>
      <text:p text:style-name="P30"><text:tab/><text:span text:style-name="T39">FK: (employee) ⊆ Employee(id)</text:span></text:p>
      <text:p text:style-name="P30"/>
      <text:p text:style-name="P1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4:35:40.145390941</meta:creation-date>
    <meta:generator>LibreOffice/6.0.7.3$Linux_X86_64 LibreOffice_project/00m0$Build-3</meta:generator>
    <dc:date>2019-03-22T11:57:06.296711596</dc:date>
    <meta:editing-duration>PT2H42M19S</meta:editing-duration>
    <meta:editing-cycles>154</meta:editing-cycles>
    <meta:document-statistic meta:table-count="0" meta:image-count="0" meta:object-count="0" meta:page-count="1" meta:paragraph-count="37" meta:word-count="133" meta:character-count="1205" meta:non-whitespace-character-count="1086"/>
  </office:meta>
</office:document-meta>
</file>